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85c3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85c3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85c3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85c3ff" draw:textarea-horizontal-align="left" draw:auto-grow-height="true" draw:auto-grow-width="true" fo:min-height="0.49cm" fo:min-width="0.852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fill-color="#85c3ff" draw:textarea-horizontal-align="justify" draw:textarea-vertical-align="middle" draw:auto-grow-height="false" fo:min-height="5.827cm" fo:min-width="0.136cm"/>
    </style:style>
    <style:style style:name="gr6" style:family="graphic" style:parent-style-name="objectwithoutfill">
      <style:graphic-properties svg:stroke-width="0.025cm" svg:stroke-color="#000000" draw:marker-start-width="0.266cm" draw:marker-end="Arrow" draw:marker-end-width="0.24cm" draw:fill="none" draw:fill-color="#85c3ff" draw:textarea-vertical-align="middle" fo:padding-top="0.137cm" fo:padding-bottom="0.137cm" fo:padding-left="0.262cm" fo:padding-right="0.262cm"/>
    </style:style>
    <style:style style:name="P1" style:family="paragraph">
      <loext:graphic-properties draw:fill="none" draw:fill-color="#85c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85c3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85c3ff"/>
      <style:paragraph-properties fo:text-align="center"/>
    </style:style>
    <style:style style:name="P5" style:family="paragraph">
      <loext:graphic-properties draw:fill="none" draw:fill-color="#85c3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7" style:family="paragraph">
      <loext:graphic-properties draw:fill="none" draw:fill-color="#85c3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293cm" svg:y1="2.152cm" svg:x2="1.293cm" svg:y2="5.391cm">
            <text:p/>
          </draw:line>
          <draw:line draw:style-name="gr2" draw:text-style-name="P1" draw:layer="layout" svg:x1="1.293cm" svg:y1="5.392cm" svg:x2="10.379cm" svg:y2="5.392cm">
            <text:p/>
          </draw:line>
          <draw:path draw:style-name="gr3" draw:text-style-name="P1" draw:layer="layout" svg:width="2.326cm" svg:height="2.409cm" draw:transform="skewX (0.0235619449019234) rotate (1.70483761334806) translate (1.35871240409761cm 5.66432298778378cm)" svg:viewBox="0 0 2327 2410" svg:d="M289 0c226-2 452 33 668 113 277 104 348 460 619 559 191 70 604-22 519 342-67 288 186 463 228 733 55 355-431 189-660 183-219-6-442-136-640 186-130 213-446 125-675 136l-209 17-139 141">
            <text:p/>
          </draw:path>
          <draw:path draw:style-name="gr3" draw:text-style-name="P1" draw:layer="layout" svg:width="2.326cm" svg:height="2.409cm" draw:transform="skewX (0.0235619449019235) rotate (1.70553574504886) translate (4.08972292154272cm 5.65823883497416cm)" svg:viewBox="0 0 2327 2410" svg:d="M290 0c226-2 452 33 668 113 278 104 348 461 619 559 191 71 604-21 519 343-67 289 186 464 227 733 55 356-431 189-660 183-218-6-441-136-640 186-130 212-446 124-675 135l-209 17-139 141">
            <text:p/>
          </draw:path>
          <draw:path draw:style-name="gr3" draw:text-style-name="P1" draw:layer="layout" svg:width="2.326cm" svg:height="2.409cm" draw:transform="skewX (0.0235619449019235) rotate (1.70553574504886) translate (6.79389320510761cm 5.65823883497441cm)" svg:viewBox="0 0 2327 2410" svg:d="M290 0c226-2 452 33 668 113 278 104 348 461 619 559 191 71 604-21 519 343-67 289 186 464 227 733 55 356-431 189-660 183-218-6-441-136-640 186-130 212-446 124-675 135l-209 17-139 141">
            <text:p/>
          </draw:path>
          <draw:line draw:style-name="gr3" draw:text-style-name="P1" draw:layer="layout" svg:x1="1.293cm" svg:y1="3.154cm" svg:x2="1.509cm" svg:y2="3.154cm">
            <text:p/>
          </draw:line>
          <draw:frame draw:style-name="gr4" draw:text-style-name="P3" draw:layer="layout" svg:width="1.352cm" svg:height="0.74cm" svg:x="-0.005cm" svg:y="2.875cm">
            <draw:text-box>
              <text:p text:style-name="P2"><text:span text:style-name="T1">8 kN</text:span></text:p>
            </draw:text-box>
          </draw:frame>
          <draw:custom-shape draw:style-name="gr5" draw:text-style-name="P4" draw:layer="layout" svg:width="0.635cm" svg:height="6.477cm" draw:transform="rotate (-1.5707963267949) translate (8.481cm 0.028cm)">
            <text:p/>
            <draw:enhanced-geometry svg:viewBox="0 0 88 21600" draw:glue-points="44 ?f6 44 0 0 10800 44 21600 88 10800" draw:text-areas="0 ?f6 88 ?f3" draw:type="can" draw:modifiers="890.2747761654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6" draw:text-style-name="P5" draw:layer="layout" svg:x1="8.354cm" svg:y1="0.348cm" svg:x2="9.497cm" svg:y2="0.348cm">
            <text:p/>
          </draw:line>
          <draw:line draw:style-name="gr6" draw:text-style-name="P5" draw:layer="layout" svg:x1="2.004cm" svg:y1="0.365cm" svg:x2="0.861cm" svg:y2="0.365cm">
            <text:p/>
          </draw:line>
          <draw:frame draw:style-name="gr4" draw:text-style-name="P7" draw:layer="layout" svg:width="1.352cm" svg:height="0.74cm" svg:x="8.653cm" svg:y="0.431cm">
            <draw:text-box>
              <text:p text:style-name="P6"><text:span text:style-name="T2">F</text:span></text:p>
            </draw:text-box>
          </draw:frame>
          <draw:frame draw:style-name="gr4" draw:text-style-name="P7" draw:layer="layout" svg:width="1.352cm" svg:height="0.74cm" svg:x="0.988cm" svg:y="0.409cm">
            <draw:text-box>
              <text:p text:style-name="P6"><text:span text:style-name="T2">F</text:span></text:p>
            </draw:text-box>
          </draw:frame>
          <draw:frame draw:style-name="gr4" draw:text-style-name="P7" draw:layer="layout" svg:width="1.352cm" svg:height="0.74cm" svg:x="0.48cm" svg:y="1.806cm">
            <draw:text-box>
              <text:p text:style-name="P6"><text:span text:style-name="T2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6:15:39.437498215</meta:creation-date>
    <dc:date>2017-02-27T16:24:48.865102172</dc:date>
    <meta:editing-duration>PT9M9S</meta:editing-duration>
    <meta:editing-cycles>2</meta:editing-cycles>
    <meta:generator>LibreOffice/5.3.0.3$Linux_X86_64 LibreOffice_project/30m0$Build-3</meta:generator>
    <meta:document-statistic meta:object-count="14"/>
  </office:meta>
</office:document-meta>
</file>